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Ondřeji,</text:p>
      <text:p text:style-name="Normal">v tento svátek lásky ti chci dát něco víc než jen slova. Naše kameny duše se propletly v tanci, jež překračuje hranice běžného porozumění. Tvůj anděl strážný, Haniel, ti přináší radost a smích, a já věřím, že společně dokážeme světlo tohoto veselí a souznění rozšířit daleko za hranice nás dvou. Přeji ti, abys na své cestě nikdy nepocítil osamění, neboť kameny naší duše jsou navěky svázány v laskavém objetí.</text:p>
      <text:p text:style-name="Normal">S láskou a obdivem k tobě, tvá duševní spojenkyn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